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uxton Sketch" svg:font-family="'Buxton Sketch'" style:font-family-generic="script" style:font-pitch="variable"/>
    <style:font-face style:name="Liberation Sans1" svg:font-family="'Liberation Sans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2b36" draw:marker-start-width="0.321cm" draw:marker-end-width="0.321cm" draw:fill="none" draw:textarea-horizontal-align="justify" draw:textarea-vertical-align="middle" draw:auto-grow-height="false" fo:min-height="1.722cm" fo:min-width="1.472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53cm" svg:stroke-color="#002b3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65cm"/>
    </style:style>
    <style:style style:name="gr9" style:family="graphic" style:parent-style-name="standard">
      <style:graphic-properties svg:stroke-width="0.081cm" svg:stroke-color="#002b36" draw:marker-start-width="0.321cm" draw:marker-end-width="0.321cm" draw:fill="solid" draw:fill-color="#002b36" draw:textarea-horizontal-align="justify" draw:textarea-vertical-align="middle" draw:auto-grow-height="false" fo:min-height="0.166cm" fo:min-width="0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Buxton Sketch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Buxton Sketch"/>
    </style:style>
    <style:style style:name="P5" style:family="paragraph">
      <loext:graphic-properties draw:fill="solid" draw:fill-color="#002b36"/>
      <style:paragraph-properties fo:text-align="center"/>
      <style:text-properties style:font-name="Buxton Sketch"/>
    </style:style>
    <style:style style:name="T1" style:family="text">
      <style:text-properties style:font-name="Buxton Ske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cm" svg:height="2.9cm" svg:x="5.2cm" svg:y="3.7cm">
          <text:p text:style-name="P1"><text:span text:style-name="T1">Hap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9cm" svg:height="2.9cm" svg:x="9.7cm" svg:y="7.592cm">
          <text:p text:style-name="P1"><text:span text:style-name="T1">Hung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9cm" svg:height="2.9cm" svg:x="5.3cm" svg:y="11.4cm">
          <text:p text:style-name="P1"><text:span text:style-name="T1">De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681cm" svg:x1="12.176cm" svg:y1="8.016cm" svg:x2="12.6cm" svg:y2="9.042cm" draw:start-shape="id1" draw:start-glue-point="11" draw:end-shape="id1" draw:end-glue-point="10" svg:d="M12176 8016c2470 0 2258 1026 424 1026" svg:viewBox="0 0 1828 1027">
          <text:p/>
        </draw:connector>
        <draw:connector draw:style-name="gr2" draw:text-style-name="P3" draw:layer="layout" draw:type="curve" svg:x1="9.7cm" svg:y1="9.042cm" svg:x2="6.65cm" svg:y2="6.6cm" draw:start-shape="id1" draw:start-glue-point="6" draw:end-shape="id2" draw:end-glue-point="8" svg:d="M9700 9042c-2034 0-3050-814-3050-2442" svg:viewBox="0 0 3051 2443">
          <text:p/>
        </draw:connector>
        <draw:connector draw:style-name="gr2" draw:text-style-name="P3" draw:layer="layout" draw:type="curve" svg:x1="11.15cm" svg:y1="10.492cm" svg:x2="8.2cm" svg:y2="12.85cm" draw:start-shape="id1" draw:start-glue-point="8" draw:end-shape="id3" draw:end-glue-point="10" svg:d="M11150 10492c0 1572-983 2358-2950 2358" svg:viewBox="0 0 2951 2359">
          <text:p/>
        </draw:connector>
        <draw:frame draw:style-name="gr3" draw:text-style-name="P4" draw:layer="layout" svg:width="4.718cm" svg:height="1.039cm" svg:x="10.951cm" svg:y="5.4cm">
          <draw:text-box>
            <text:p><text:span text:style-name="T1">time passes / rubs</text:span></text:p>
          </draw:text-box>
        </draw:frame>
        <draw:frame draw:style-name="gr4" draw:text-style-name="P4" draw:layer="layout" svg:width="3.177cm" svg:height="1.039cm" svg:x="4.8cm" svg:y="8.661cm">
          <draw:text-box>
            <text:p><text:span text:style-name="T1">feed / purrs</text:span></text:p>
          </draw:text-box>
        </draw:frame>
        <draw:frame draw:style-name="gr5" draw:text-style-name="P4" draw:layer="layout" svg:width="3.906cm" svg:height="1.039cm" svg:x="11.064cm" svg:y="11.761cm">
          <draw:text-box>
            <text:p><text:span text:style-name="T1">time passes / -</text:span></text:p>
          </draw:text-box>
        </draw:frame>
        <draw:frame draw:style-name="gr6" draw:text-style-name="P4" draw:layer="layout" svg:width="2.843cm" svg:height="1.039cm" svg:x="14.157cm" svg:y="7.8cm">
          <draw:text-box>
            <text:p><text:span text:style-name="T1">pet / bites</text:span></text:p>
          </draw:text-box>
        </draw:frame>
        <draw:connector draw:style-name="gr2" draw:text-style-name="P3" draw:layer="layout" draw:type="curve" svg:x1="8.1cm" svg:y1="5.15cm" svg:x2="11.15cm" svg:y2="7.592cm" draw:start-shape="id2" draw:end-shape="id1" draw:end-glue-point="4" svg:d="M8100 5150c2034 0 3050 814 3050 2442" svg:viewBox="0 0 3051 2443">
          <text:p/>
        </draw:connector>
        <draw:connector draw:style-name="gr2" draw:text-style-name="P3" draw:layer="layout" draw:type="curve" draw:line-skew="0.891cm" svg:x1="7.676cm" svg:y1="4.124cm" svg:x2="8.1cm" svg:y2="5.15cm" draw:start-shape="id2" draw:start-glue-point="11" draw:end-shape="id2" draw:end-glue-point="10" svg:d="M7676 4124c2785 0 2573 1026 424 1026" svg:viewBox="0 0 2064 1027">
          <text:p/>
        </draw:connector>
        <draw:frame draw:style-name="gr7" draw:text-style-name="P4" draw:layer="layout" svg:width="2.987cm" svg:height="1.039cm" svg:x="8.013cm" svg:y="3cm">
          <draw:text-box>
            <text:p><text:span text:style-name="T1">pet / purrs</text:span></text:p>
          </draw:text-box>
        </draw:frame>
        <draw:connector draw:style-name="gr2" draw:text-style-name="P3" draw:layer="layout" draw:type="curve" draw:line-skew="-0.702cm" svg:x1="5.624cm" svg:y1="6.176cm" svg:x2="5.2cm" svg:y2="5.15cm" draw:start-shape="id2" draw:start-glue-point="7" draw:end-shape="id2" svg:d="M5624 6176c-2500 0-2288-1026-424-1026" svg:viewBox="0 0 1850 1027">
          <text:p/>
        </draw:connector>
        <draw:frame draw:style-name="gr8" draw:text-style-name="P4" draw:layer="layout" svg:width="4.265cm" svg:height="1.039cm" svg:x="1.2cm" svg:y="6.061cm">
          <draw:text-box>
            <text:p><text:span text:style-name="T1">feed / throws up</text:span></text:p>
          </draw:text-box>
        </draw:frame>
        <draw:custom-shape draw:style-name="gr9" draw:text-style-name="P5" draw:layer="layout" svg:width="0.7cm" svg:height="0.7cm" svg:x="6.3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65cm" svg:y1="1.8cm" svg:x2="6.65cm" svg:y2="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uxton Sketch" svg:font-family="'Buxton Sketch'" style:font-family-generic="script" style:font-pitch="variable"/>
    <style:font-face style:name="Liberation Sans1" svg:font-family="'Liberation Sans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10:16:36.776000000</meta:creation-date>
    <dc:date>2017-09-11T10:01:52.837000000</dc:date>
    <meta:editing-duration>PT4M53S</meta:editing-duration>
    <meta:editing-cycles>3</meta:editing-cycles>
    <meta:generator>LibreOffice/5.2.5.1$Windows_x86 LibreOffice_project/0312e1a284a7d50ca85a365c316c7abbf20a4d22</meta:generator>
    <meta:document-statistic meta:object-count="17"/>
  </office:meta>
</office:document-meta>
</file>